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E000002DE74C0A783.png" manifest:media-type="image/png"/>
  <manifest:file-entry manifest:full-path="Pictures/100000000000049B000002D70F7064E1.png" manifest:media-type="image/png"/>
  <manifest:file-entry manifest:full-path="Pictures/100000000000032000000108E96EF77B.png" manifest:media-type="image/png"/>
  <manifest:file-entry manifest:full-path="Pictures/1000000000000682000002941AB394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239" officeooo:paragraph-rsid="000d3239"/>
    </style:style>
    <style:style style:name="P2" style:family="paragraph" style:parent-style-name="Standard">
      <style:text-properties officeooo:rsid="000d3239" officeooo:paragraph-rsid="000d3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5398in" svg:y="0.6252in" svg:width="7.7126in" svg:height="3.0547in" draw:z-index="0"><draw:image xlink:href="Pictures/1000000000000682000002941AB3949E.png" xlink:type="simple" xlink:show="embed" xlink:actuate="onLoad" draw:mime-type="image/png"/></draw:frame>Lab 3.q2 </text:p>
      <text:p text:style-name="P1"/>
      <text:p text:style-name="P1"/>
      <text:p text:style-name="P1"><draw:frame draw:style-name="fr1" draw:name="Image2" text:anchor-type="char" svg:x="-0.2083in" svg:y="3.1854in" svg:width="6.9252in" svg:height="2.2846in" draw:z-index="1"><draw:image xlink:href="Pictures/100000000000032000000108E96EF7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x="-0.2709in" svg:y="0.1311in" svg:width="6.9252in" svg:height="4.2693in" draw:z-index="3"><draw:image xlink:href="Pictures/100000000000049B000002D70F7064E1.png" xlink:type="simple" xlink:show="embed" xlink:actuate="onLoad" draw:mime-type="image/png"/></draw:frame><draw:frame draw:style-name="fr1" draw:name="Image3" text:anchor-type="char" svg:x="-0.2252in" svg:y="4.5736in" svg:width="6.9252in" svg:height="5.3055in" draw:z-index="2"><draw:image xlink:href="Pictures/10000000000003BE000002DE74C0A783.png" xlink:type="simple" xlink:show="embed" xlink:actuate="onLoad" draw:mime-type="image/png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1:04:20.458827589</meta:creation-date>
    <dc:date>2025-02-20T21:17:27.824197637</dc:date>
    <meta:editing-duration>PT7M9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3" meta:paragraph-count="1" meta:word-count="2" meta:character-count="9" meta:non-whitespace-character-count="7"/>
  </office:meta>
</office:document-meta>
</file>